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D45FF3B0C9D8682A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751cm" draw:z-index="0"><draw:image xlink:href="Pictures/10000001000002E4000001D45FF3B0C9D8682A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5:05:22.941508843</meta:creation-date>
    <dc:date>2023-08-18T15:05:50.582205407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